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/>
    </style:style>
    <style:style style:name="P9" style:family="paragraph" style:parent-style-name="Standard">
      <style:paragraph-properties fo:orphans="0" fo:widows="0" style:text-autospace="none">
        <style:tab-stops>
          <style:tab-stop style:position="0.1972in"/>
        </style:tab-stops>
      </style:paragraph-properties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orphans="0" fo:widows="0" style:text-autospace="none"/>
    </style:style>
    <style:style style:name="P14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 style:text-autospace="none"/>
      <style:text-properties fo:font-size="8pt" style:font-size-asian="8pt" style:font-size-complex="8pt"/>
    </style:style>
    <style:style style:name="P15" style:family="paragraph" style:parent-style-name="Standard">
      <style:paragraph-properties fo:margin-left="0.5744in" fo:margin-right="0in" fo:orphans="0" fo:widows="0" fo:text-indent="-0.1008in" style:auto-text-indent="false" style:text-autospace="none"/>
    </style:style>
    <style:style style:name="P16" style:family="paragraph" style:parent-style-name="Standard">
      <style:paragraph-properties fo:margin-left="0in" fo:margin-right="0.0299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.0299in" fo:line-height="150%" fo:text-indent="0.4902in" style:auto-text-indent="false"/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font-size="14pt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style:font-size-asian="16pt" style:font-weight-asian="bold" style:font-size-complex="16pt"/>
    </style:style>
    <style:style style:name="P26" style:family="paragraph" style:parent-style-name="Standard" style:list-style-name="L1">
      <style:paragraph-properties fo:line-height="150%" fo:text-align="justify" style:justify-single-word="false" fo:orphans="0" fo:widows="0" fo:break-before="pag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0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 style:text-autospace="non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style:font-size-complex="14pt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margin-left="0.4902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3" text:style-name="Numbering_20_Symbols" style:num-format="1" text:display-levels="2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-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автономное</text:p>
      <text:p text:style-name="P5">образовательное учреждение</text:p>
      <text:p text:style-name="P5">высшего профессионального образования</text:p>
      <text:p text:style-name="P5">«СИБИРСКИЙ ФЕДЕРАЛЬНЫЙ УНИВЕРСИТЕТ»</text:p>
      <text:p text:style-name="P5"/>
      <text:p text:style-name="P14"/>
      <text:p text:style-name="P3">Институт Космических и Информационных Технологий</text:p>
      <text:p text:style-name="P11"/>
      <text:p text:style-name="P3">Кафедра Информатики</text:p>
      <text:p text:style-name="P5"/>
      <text:p text:style-name="P6"/>
      <text:p text:style-name="P5"/>
      <text:p text:style-name="P5"/>
      <text:p text:style-name="P5"/>
      <text:p text:style-name="P5"/>
      <text:p text:style-name="P10"><text:span text:style-name="T6"><text:tab/><text:tab/><text:tab/></text:span><text:tab/></text:p>
      <text:p text:style-name="P12">ОТЧЕТ ПО ЛАБОРАТОРНОЙ РАБОТЕ <text:span text:style-name="T4">№1</text:span></text:p>
      <text:p text:style-name="P25">Разработка блока лексического анализа транслятора</text:p>
      <text:p text:style-name="P12"/>
      <text:p text:style-name="P3"/>
      <text:p text:style-name="P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1">Преподаватель<text:tab/><text:tab/><text:tab/></text:span><text:span text:style-name="T2">__________<text:tab/><text:tab/><text:tab/></text:span><text:span text:style-name="T3">А.С. Кузнецов</text:span></text:p>
      <text:p text:style-name="P13"><text:span text:style-name="T2"><text:s text:c="62"/></text:span>подпись, дата</text:p>
      <text:p text:style-name="P13"/>
      <text:p text:style-name="P13"><text:span text:style-name="T2"><text:s text:c="9"/>Студент </text:span><text:span text:style-name="T3">гр. КИ10-11 031010132<text:tab/></text:span><text:span text:style-name="T2">_____________<text:tab/></text:span><text:span text:style-name="T3">К.О. Васильев</text:span></text:p>
      <text:p text:style-name="P13"><text:tab/><text:tab/><text:tab/><text:tab/><text:tab/><text:tab/><text:tab/>подпись, дат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Красноярск 2013</text:p>
      <text:list xml:id="list6594334385527300451" text:style-name="L1">
        <text:list-item>
          <text:list>
            <text:list-item>
              <text:p text:style-name="P26">Цель работы</text:p>
            </text:list-item>
          </text:list>
        </text:list-item>
      </text:list>
      <text:p text:style-name="P2"/>
      <text:p text:style-name="P17">Изучение методов лексического анализа с их программной реализацией.</text:p>
      <text:p text:style-name="P16"/>
      <text:list xml:id="list37658587" text:continue-numbering="true" text:style-name="L1">
        <text:list-item>
          <text:list>
            <text:list-item>
              <text:p text:style-name="P20">Постановка задачи</text:p>
            </text:list-item>
          </text:list>
        </text:list-item>
      </text:list>
      <text:p text:style-name="P21"/>
      <text:p text:style-name="P18">Разработать программу, осуществляющую лексический анализ простого языка программирования. Входной язык содержит операторы цикла с параметром, разделенные символом точки с запятой (<text:span text:style-name="T5">';'). </text:span>Операторы цикла состоят из идентификаторов, целочисленных констант в шестнадцатеричной системе, знаков присваивания (<text:span text:style-name="T5">':='), </text:span>знаков операций сравнения (<text:span text:style-name="T5">&lt;, &gt;, =, ==, &lt;&gt;, !=, &gt;=, &lt;=) </text:span>и круглых скобок.</text:p>
      <text:p text:style-name="P21"/>
      <text:list xml:id="list37678943" text:continue-numbering="true" text:style-name="L1">
        <text:list-item>
          <text:list>
            <text:list-item>
              <text:p text:style-name="P20">Полученная спецификация программы</text:p>
            </text:list-item>
          </text:list>
        </text:list-item>
      </text:list>
      <text:p text:style-name="P2"/>
      <text:p text:style-name="P30"># type names</text:p>
      <text:p text:style-name="P30">SEMICOLON = 'SEMICOLON'</text:p>
      <text:p text:style-name="P30">ID = 'ID'</text:p>
      <text:p text:style-name="P30">FOR = 'FOR'</text:p>
      <text:p text:style-name="P30">HCONST = 'HCONST'</text:p>
      <text:p text:style-name="P30">ASSIGN = 'ASSIGN'</text:p>
      <text:p text:style-name="P30">GREATER = 'GREATER'</text:p>
      <text:p text:style-name="P30">LESS = 'LESS'</text:p>
      <text:p text:style-name="P30">EQUALS = 'EQUALS'</text:p>
      <text:p text:style-name="P30">DEQUALS = 'DEQUALS'</text:p>
      <text:p text:style-name="P30">GRLESS = 'GRLESS'</text:p>
      <text:p text:style-name="P30">NOTEQUALS = 'NOTEQUALS'</text:p>
      <text:p text:style-name="P30">GREQUALS = 'GREQUALS'</text:p>
      <text:p text:style-name="P30">LSEQUALS = 'LSEQUALS'</text:p>
      <text:p text:style-name="P30">LPAR = 'LPAR'</text:p>
      <text:p text:style-name="P30">RPAR = 'RPAR'</text:p>
      <text:p text:style-name="P30"/>
      <text:p text:style-name="P30"># reserved words</text:p>
      <text:p text:style-name="P30">reserved = (FOR,)</text:p>
      <text:p text:style-name="P30"/>
      <text:p text:style-name="P30">tokens = reserved + (</text:p>
      <text:p text:style-name="P30"><text:s text:c="4"/>SEMICOLON,</text:p>
      <text:p text:style-name="P30"><text:s text:c="4"/>ID,</text:p>
      <text:p text:style-name="P30"><text:s text:c="4"/>HCONST, <text:s/>#hex constant</text:p>
      <text:p text:style-name="P30"><text:soft-page-break/><text:s text:c="4"/>ASSIGN,</text:p>
      <text:p text:style-name="P30"><text:s text:c="4"/>GREATER,</text:p>
      <text:p text:style-name="P30"><text:s text:c="4"/>LESS,</text:p>
      <text:p text:style-name="P30"><text:s text:c="4"/>EQUALS,</text:p>
      <text:p text:style-name="P30"><text:s text:c="4"/>DEQUALS, <text:s/>#double equals</text:p>
      <text:p text:style-name="P30"><text:s text:c="4"/>GRLESS,</text:p>
      <text:p text:style-name="P30"><text:s text:c="4"/>NOTEQUALS,</text:p>
      <text:p text:style-name="P30"><text:s text:c="4"/>GREQUALS,</text:p>
      <text:p text:style-name="P30"><text:s text:c="4"/>LSEQUALS,</text:p>
      <text:p text:style-name="P30"><text:s text:c="4"/>LPAR,</text:p>
      <text:p text:style-name="P30"><text:s text:c="4"/>RPAR</text:p>
      <text:p text:style-name="P30">)</text:p>
      <text:p text:style-name="P30"/>
      <text:p text:style-name="P30">t_ignore = ' \t'</text:p>
      <text:p text:style-name="P30"/>
      <text:p text:style-name="P30"/>
      <text:p text:style-name="P30">def t_NEWLINE(t):</text:p>
      <text:p text:style-name="P30"><text:s text:c="4"/>r'\n+'</text:p>
      <text:p text:style-name="P30"><text:s text:c="4"/>t.lexer.lineno += t.value.count('\n')</text:p>
      <text:p text:style-name="P30"/>
      <text:p text:style-name="P30"/>
      <text:p text:style-name="P30">t_SEMICOLON = r';'</text:p>
      <text:p text:style-name="P30">t_ASSIGN = r':='</text:p>
      <text:p text:style-name="P30">t_LPAR = r'\('</text:p>
      <text:p text:style-name="P30">t_RPAR = r'\)'</text:p>
      <text:p text:style-name="P30">t_HCONST = r'-?0x[0-9a-fA-F]+'</text:p>
      <text:p text:style-name="P30"/>
      <text:p text:style-name="P30"># comparison operators</text:p>
      <text:p text:style-name="P30">t_GREATER = r'&gt;'</text:p>
      <text:p text:style-name="P30">t_LESS = r'&lt;'</text:p>
      <text:p text:style-name="P30">t_EQUALS = r'='</text:p>
      <text:p text:style-name="P30">t_DEQUALS = r'=='</text:p>
      <text:p text:style-name="P30">t_GRLESS = r'&lt;&gt;'</text:p>
      <text:p text:style-name="P30">t_NOTEQUALS = r'!='</text:p>
      <text:p text:style-name="P30">t_GREQUALS = r'&gt;='</text:p>
      <text:p text:style-name="P30">t_LSEQUALS = r'&lt;='</text:p>
      <text:p text:style-name="P30"/>
      <text:p text:style-name="P30">reserved_map = {}</text:p>
      <text:p text:style-name="P30">for r in reserved:</text:p>
      <text:p text:style-name="P30"><text:s text:c="4"/>reserved_map[r.lower()] = r</text:p>
      <text:p text:style-name="P30"/>
      <text:p text:style-name="P30"/>
      <text:p text:style-name="P30">def t_ID(t):</text:p>
      <text:p text:style-name="P30"><text:s text:c="4"/>r'[A-Za-z_][\w_]*'</text:p>
      <text:p text:style-name="P30"><text:s text:c="4"/>t.type = reserved_map.get(t.value, ID)</text:p>
      <text:p text:style-name="P30"><text:s text:c="4"/>return t</text:p>
      <text:p text:style-name="P30"/>
      <text:p text:style-name="P30">from ply.lex import LexError</text:p>
      <text:p text:style-name="P30">class IllegalTokenException(LexError):</text:p>
      <text:p text:style-name="P30"><text:s text:c="4"/>def __init__(self, character, line_number):</text:p>
      <text:p text:style-name="P30"><text:soft-page-break/><text:s text:c="8"/>self.character = character</text:p>
      <text:p text:style-name="P30"><text:s text:c="8"/>self.line_number = line_number</text:p>
      <text:p text:style-name="P30"/>
      <text:p text:style-name="P30"><text:s text:c="4"/>def __str__(self):</text:p>
      <text:p text:style-name="P30"><text:s text:c="8"/>return "Illegal character '{0}' at line {1}".format(self.character, self.line_number)</text:p>
      <text:p text:style-name="P30"/>
      <text:p text:style-name="P30"/>
      <text:p text:style-name="P30">def t_error(t):</text:p>
      <text:p text:style-name="P30"><text:s text:c="4"/>t.lexer.skip(1)</text:p>
      <text:p text:style-name="P30"><text:s text:c="4"/>raise IllegalTokenException(t.value[0], t.lineno)</text:p>
      <text:p text:style-name="P18"/>
      <text:list xml:id="list37683191" text:continue-numbering="true" text:style-name="L1">
        <text:list-item>
          <text:list>
            <text:list-item>
              <text:p text:style-name="P20">Тестовые примеры работы программы</text:p>
            </text:list-item>
          </text:list>
        </text:list-item>
      </text:list>
      <text:p text:style-name="P21"/>
      <text:p text:style-name="P18">Передадим программе текстовый файл с представленным кодом:</text:p>
      <text:p text:style-name="P29">for (0xf;a!=b;</text:p>
      <text:p text:style-name="P18">Тогда на выходе получим следующую таблицу:</text:p>
      <text:p text:style-name="P28">FOR: <text:s text:c="7"/><text:tab/>for <text:s text:c="8"/><text:tab/>line:1</text:p>
      <text:p text:style-name="P28">LPAR: <text:s text:c="6"/><text:tab/>( <text:s text:c="10"/><text:tab/>line:1</text:p>
      <text:p text:style-name="P28">HCONST: <text:s text:c="4"/><text:tab/>0xf <text:s text:c="8"/><text:tab/>line:1</text:p>
      <text:p text:style-name="P28">SEMICOLON: <text:s/><text:tab/>; <text:s text:c="10"/><text:tab/>line:1</text:p>
      <text:p text:style-name="P28">ID: <text:s text:c="8"/><text:tab/>a <text:s text:c="10"/><text:tab/>line:1</text:p>
      <text:p text:style-name="P28">NOTEQUALS: <text:s/><text:tab/>!= <text:s text:c="9"/><text:tab/>line:1</text:p>
      <text:p text:style-name="P28">ID: <text:s text:c="8"/><text:tab/>b <text:s text:c="10"/><text:tab/>line:1</text:p>
      <text:p text:style-name="P28">SEMICOLON: <text:s/><text:tab/>; <text:s text:c="10"/><text:tab/>line:1</text:p>
      <text:p text:style-name="P18"/>
      <text:p text:style-name="P18">Теперь передадим программе файл, содержащий код:</text:p>
      <text:p text:style-name="P29">&gt;</text:p>
      <text:p text:style-name="P29">&lt;</text:p>
      <text:p text:style-name="P29">123</text:p>
      <text:p text:style-name="P18">Результатом работы программы будет следующая таблица:</text:p>
      <text:p text:style-name="P28">GREATER: <text:s text:c="3"/><text:tab/>&gt; <text:s text:c="10"/><text:tab/>line:1</text:p>
      <text:p text:style-name="P28">LESS: <text:s text:c="6"/><text:tab/>&lt; <text:s text:c="10"/><text:tab/>line:2</text:p>
      <text:p text:style-name="P28">Illegal character '1' at line 3</text:p>
      <text:p text:style-name="P28">Illegal character '2' at line 3</text:p>
      <text:p text:style-name="P28">Illegal character '3' at line 3</text:p>
      <text:p text:style-name="P18"/>
      <text:p text:style-name="P18"/>
      <text:p text:style-name="P18"><text:soft-page-break/>Если передать программе файл, содержащий следующий код:</text:p>
      <text:p text:style-name="P18">a:=(for 0xf&gt;0x0; !=a)</text:p>
      <text:p text:style-name="P18">То на выходе будет получена следующая таблица:</text:p>
      <text:p text:style-name="P28">ID: <text:s text:c="8"/><text:tab/>a <text:s text:c="10"/><text:tab/>line:1</text:p>
      <text:p text:style-name="P28">ASSIGN: <text:s text:c="4"/><text:tab/>:= <text:s text:c="9"/><text:tab/>line:1</text:p>
      <text:p text:style-name="P28">LPAR: <text:s text:c="6"/><text:tab/>( <text:s text:c="10"/><text:tab/>line:1</text:p>
      <text:p text:style-name="P28">FOR: <text:s text:c="7"/><text:tab/>for <text:s text:c="8"/><text:tab/>line:1</text:p>
      <text:p text:style-name="P28">HCONST: <text:s text:c="4"/><text:tab/>0xf <text:s text:c="8"/><text:tab/>line:1</text:p>
      <text:p text:style-name="P28">GREATER: <text:s text:c="3"/><text:tab/>&gt; <text:s text:c="10"/><text:tab/>line:1</text:p>
      <text:p text:style-name="P28">HCONST: <text:s text:c="4"/><text:tab/>0x0 <text:s text:c="8"/><text:tab/>line:1</text:p>
      <text:p text:style-name="P28">SEMICOLON: <text:s/><text:tab/>; <text:s text:c="10"/><text:tab/>line:1</text:p>
      <text:p text:style-name="P28">NOTEQUALS: <text:s/><text:tab/>!= <text:s text:c="9"/><text:tab/>line:1</text:p>
      <text:p text:style-name="P28">ID: <text:s text:c="8"/><text:tab/>a <text:s text:c="10"/><text:tab/>line:1</text:p>
      <text:p text:style-name="P28">RPAR: <text:s text:c="6"/><text:tab/>) <text:s text:c="10"/><text:tab/>line: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902in" fo:margin-bottom="0.7862in" fo:margin-left="1.1799in" fo:margin-right="0.3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1M21S</meta:editing-duration>
    <meta:editing-cycles>13</meta:editing-cycles>
    <meta:generator>OpenOffice/4.0.1$Win32 OpenOffice.org_project/401m5$Build-9714</meta:generator>
    <dc:date>2014-02-16T17:51:48.09</dc:date>
    <dc:creator>Konstantin Vasilev</dc:creator>
    <meta:document-statistic meta:table-count="0" meta:image-count="0" meta:object-count="0" meta:page-count="5" meta:paragraph-count="125" meta:word-count="426" meta:character-count="3538"/>
    <meta:user-defined meta:name="Info 1"/>
    <meta:user-defined meta:name="Info 2"/>
    <meta:user-defined meta:name="Info 3"/>
    <meta:user-defined meta:name="Info 4"/>
  </office:meta>
</office:document-meta>
</file>